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 Bayan" svg:font-family="'Al Bayan'" style:font-pitch="variable"/>
    <style:font-face style:name="Arial Black" svg:font-family="'Arial Black'" style:font-pitch="variable"/>
    <style:font-face style:name="Arial Hebrew" svg:font-family="'Arial Hebrew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71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1.371cm"/>
    </style:style>
    <style:style style:name="co9" style:family="table-column">
      <style:table-column-properties fo:break-before="auto" style:column-width="1.39cm"/>
    </style:style>
    <style:style style:name="co10" style:family="table-column">
      <style:table-column-properties fo:break-before="auto" style:column-width="1.568cm"/>
    </style:style>
    <style:style style:name="co11" style:family="table-column">
      <style:table-column-properties fo:break-before="auto" style:column-width="1.6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57cm" fo:break-before="auto" style:use-optimal-row-height="false"/>
    </style:style>
    <style:style style:name="ro3" style:family="table-row">
      <style:table-row-properties style:row-height="2.281cm" fo:break-before="auto" style:use-optimal-row-height="false"/>
    </style:style>
    <style:style style:name="ro4" style:family="table-row">
      <style:table-row-properties style:row-height="2.219cm" fo:break-before="auto" style:use-optimal-row-height="fals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482cm" fo:break-before="auto" style:use-optimal-row-height="false"/>
    </style:style>
    <style:style style:name="ro7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Arial Black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 style:vertical-align="middl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Arial Hebrew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 Black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ce11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ce1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l Bayan"/>
      <style:map style:condition="cell-content()&gt;=200000" style:apply-style-name="Untitled1" style:base-cell-address="'Задание №3'.H4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l Bayan"/>
    </style:style>
    <style:style style:name="ce1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l Baya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PingFang SC" style:font-name-complex="Arial Unicode M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Задание №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8"/>
        <table:table-column table:style-name="co6" table:default-cell-style-name="ce2"/>
        <table:table-column table:style-name="co7" table:default-cell-style-name="ce2"/>
        <table:table-column table:style-name="co5" table:number-columns-repeated="20" table:default-cell-style-name="ce7"/>
        <table:table-column table:style-name="co5" table:number-columns-repeated="16357" table:default-cell-style-name="ce17"/>
        <table:table-row table:style-name="ro1">
          <table:table-cell office:value-type="string" calcext:value-type="string">
            <text:p>Время:</text:p>
          </table:table-cell>
          <table:table-cell table:style-name="ce1" office:value-type="string" calcext:value-type="string">
            <text:p>Понедельник</text:p>
          </table:table-cell>
          <table:table-cell table:style-name="ce1" office:value-type="string" calcext:value-type="string">
            <text:p>Вторник</text:p>
          </table:table-cell>
          <table:table-cell table:style-name="ce1" office:value-type="string" calcext:value-type="string">
            <text:p>Среда </text:p>
          </table:table-cell>
          <table:table-cell table:style-name="ce1" office:value-type="string" calcext:value-type="string">
            <text:p>Четверг</text:p>
          </table:table-cell>
          <table:table-cell table:style-name="ce1" office:value-type="string" calcext:value-type="string">
            <text:p>Пятница</text:p>
          </table:table-cell>
          <table:table-cell table:style-name="ce1" office:value-type="string" calcext:value-type="string">
            <text:p>Суббота</text:p>
          </table:table-cell>
          <table:table-cell table:number-columns-repeated="16377"/>
        </table:table-row>
        <table:table-row table:style-name="ro2">
          <table:table-cell office:value-type="string" calcext:value-type="string" table:number-columns-spanned="1" table:number-rows-spanned="2">
            <text:p>8:30-10:00(10)</text:p>
          </table:table-cell>
          <table:table-cell table:style-name="ce4" office:value-type="string" calcext:value-type="string" table:number-columns-spanned="1" table:number-rows-spanned="2">
            <text:p>Русский язык</text:p>
            <text:p>(Практика)</text:p>
            <text:p>Ауд. 1-01Б</text:p>
            <text:p>Соломка Н.А.</text:p>
          </table:table-cell>
          <table:table-cell table:style-name="ce4" office:value-type="string" calcext:value-type="string" table:number-columns-spanned="1" table:number-rows-spanned="2">
            <text:p>Математический</text:p>
            <text:p>Анализ </text:p>
            <text:p>(Лекция)</text:p>
            <text:p><text:span text:style-name="T1">Ауд. 4-08А</text:span></text:p>
            <text:p><text:span text:style-name="T1">Корольков С.А.</text:span></text:p>
          </table:table-cell>
          <table:table-cell table:style-name="ce4" office:value-type="string" calcext:value-type="string" table:number-columns-spanned="1" table:number-rows-spanned="2">
            <text:p><text:span text:style-name="T1">Языки</text:span></text:p>
            <text:p><text:span text:style-name="T1">Высокого уровня</text:span></text:p>
            <text:p><text:span text:style-name="T3">(Лабораторный практикум)</text:span></text:p>
            <text:p><text:span text:style-name="T1">Ауд. 1-06М</text:span></text:p>
            <text:p><text:span text:style-name="T1">Савин Е.С.</text:span></text:p>
          </table:table-cell>
          <table:table-cell table:style-name="ce3" table:number-columns-spanned="1" table:number-rows-spanned="5"/>
          <table:table-cell office:value-type="string" calcext:value-type="string">
            <text:p>История</text:p>
            <text:p>(Практика)</text:p>
            <text:p><text:span text:style-name="T1">Ауд. 2-04М</text:span></text:p>
            <text:p><text:span text:style-name="T1">Фурман Е.Л.</text:span></text:p>
            <text:p/>
          </table:table-cell>
          <table:table-cell office:value-type="string" calcext:value-type="string">
            <text:p><text:span text:style-name="T1">Математический</text:span></text:p>
            <text:p><text:span text:style-name="T1">Анализ </text:span></text:p>
            <text:p><text:span text:style-name="T1">(Практика)</text:span></text:p>
            <text:p><text:span text:style-name="T1">2-11М</text:span></text:p>
            <text:p><text:span text:style-name="T1">Рябошлыкова Д.К.</text:span></text:p>
          </table:table-cell>
          <table:table-cell table:number-columns-repeated="16377"/>
        </table:table-row>
        <table:table-row table:style-name="ro3">
          <table:covered-table-cell/>
          <table:covered-table-cell table:number-columns-repeated="3" table:style-name="ce4"/>
          <table:covered-table-cell table:style-name="ce17"/>
          <table:table-cell office:value-type="string" calcext:value-type="string">
            <text:p><text:span text:style-name="T1">Основы</text:span></text:p>
            <text:p><text:span text:style-name="T1">Математического</text:span></text:p>
            <text:p><text:span text:style-name="T1">Моделирования</text:span></text:p>
            <text:p><text:span text:style-name="T1">(Лекция)</text:span></text:p>
            <text:p><text:span text:style-name="T1">Ауд. 2-04М</text:span></text:p>
            <text:p><text:span text:style-name="T1">Кликунова А.Ю.</text:span></text:p>
          </table:table-cell>
          <table:table-cell office:value-type="string" calcext:value-type="string">
            <text:p><text:span text:style-name="T1">Алгебра </text:span></text:p>
            <text:p><text:span text:style-name="T1">И Геометрия</text:span></text:p>
            <text:p><text:span text:style-name="T1">(Практика)</text:span></text:p>
            <text:p><text:span text:style-name="T1">Ауд. 3-02М</text:span></text:p>
            <text:p><text:span text:style-name="T1">Маркушевская Е.А.</text:span>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10:10-11:40(20)</text:p>
          </table:table-cell>
          <table:table-cell office:value-type="string" calcext:value-type="string">
            <text:p>Языки </text:p>
            <text:p>Высокого уровня</text:p>
            <text:p>(Лекция)</text:p>
            <text:p>Ауд. 4-29Г</text:p>
            <text:p>Храпов С.С.</text:p>
          </table:table-cell>
          <table:table-cell office:value-type="string" calcext:value-type="string">
            <text:p>Основы</text:p>
            <text:p>Математического</text:p>
            <text:p>Моделирования</text:p>
            <text:p>(Практика)</text:p>
            <text:p><text:span text:style-name="T1">Ауд. 2-04М</text:span></text:p>
            <text:p>Юданов В.В.</text:p>
          </table:table-cell>
          <table:table-cell office:value-type="string" calcext:value-type="string">
            <text:p>Алгебра </text:p>
            <text:p>И Геометрия</text:p>
            <text:p>(Лекция)</text:p>
            <text:p><text:span text:style-name="T1">Ауд. 4-08А</text:span></text:p>
            <text:p><text:span text:style-name="T1">Маркушевская Е.А.</text:span></text:p>
          </table:table-cell>
          <table:covered-table-cell/>
          <table:table-cell office:value-type="string" calcext:value-type="string">
            <text:p>Физическая </text:p>
            <text:p>Культура</text:p>
            <text:p>(Лекция)</text:p>
            <text:p>4-29Г</text:p>
            <text:p>Жегалова М.Н.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12:00-13:30(10)</text:p>
          </table:table-cell>
          <table:table-cell/>
          <table:table-cell office:value-type="string" calcext:value-type="string">
            <text:p>Информатика</text:p>
            <text:p><text:span text:style-name="T2">(Лабораторный практикум)</text:span></text:p>
            <text:p><text:span text:style-name="T1">Ауд. 1-06М</text:span></text:p>
            <text:p><text:span text:style-name="T2">Трофимов Р.Р.</text:span></text:p>
          </table:table-cell>
          <table:table-cell office:value-type="string" calcext:value-type="string">
            <text:p>Информатика</text:p>
            <text:p>(Лекция)</text:p>
            <text:p><text:span text:style-name="T1">Ауд. 4-29Г</text:span></text:p>
            <text:p>Кузьмин Н.М.</text:p>
          </table:table-cell>
          <table:covered-table-cell/>
          <table:table-cell office:value-type="string" calcext:value-type="string">
            <text:p>История </text:p>
            <text:p>(Лекция)</text:p>
            <text:p>4-08А</text:p>
            <text:p><text:span text:style-name="T1">Фурман Е.Л.</text:span></text:p>
          </table:table-cell>
          <table:table-cell table:style-name="ce6"/>
          <table:table-cell table:number-columns-repeated="16377"/>
        </table:table-row>
        <table:table-row table:style-name="ro6">
          <table:table-cell office:value-type="string" calcext:value-type="string">
            <text:p>13:40-15:10(10)</text:p>
          </table:table-cell>
          <table:table-cell table:number-columns-repeated="2"/>
          <table:table-cell office:value-type="string" calcext:value-type="string">
            <text:p>Английский язык</text:p>
            <text:p>(Практика)</text:p>
            <text:p>Малушко Е.Ю.</text:p>
          </table:table-cell>
          <table:covered-table-cell/>
          <table:table-cell table:style-name="ce18"/>
          <table:table-cell table:style-name="ce17"/>
          <table:table-cell table:number-columns-repeated="16377"/>
        </table:table-row>
      </table:table>
      <table:table table:name="Задание №2" table:style-name="ta1">
        <table:shapes>
          <draw:frame draw:z-index="0" draw:style-name="gr1" draw:text-style-name="P1" svg:width="13.476cm" svg:height="7.338cm" svg:x="0.017cm" svg:y="2.251cm">
            <draw:object draw:notify-on-update-of-ranges="'Задание №2'.B1:'Задание №2'.G1 'Задание №2'.A2:'Задание №2'.A2 'Задание №2'.B2:'Задание №2'.G2 'Задание №2'.A3:'Задание №2'.A3 'Задание №2'.B3:'Задание №2'.G3 'Задание №2'.A4:'Задание №2'.A4 'Задание №2'.B4:'Задание №2'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997cm" svg:y="3.735cm">
            <draw:object draw:notify-on-update-of-ranges="'Задание №2'.A1:'Задание №2'.A1 'Задание №2'.B1:'Задание №2'.H1 'Задание №2'.A2:'Задание №2'.A2 'Задание №2'.B2:'Задание №2'.H2 'Задание №2'.A3:'Задание №2'.A3 'Задание №2'.B3:'Задание №2'.H3 'Задание №2'.A4:'Задание №2'.A4 'Задание №2'.B4:'Задание №2'.H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.306cm" svg:y="4.752cm">
            <draw:object draw:notify-on-update-of-ranges="'Задание №2'.A2:'Задание №2'.A2 'Задание №2'.B2:'Задание №2'.G2 'Задание №2'.A3:'Задание №2'.A3 'Задание №2'.B3:'Задание №2'.G3 'Задание №2'.A4:'Задание №2'.A4 'Задание №2'.B4:'Задание №2'.G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4"/>
        <table:table-column table:style-name="co5" table:number-columns-repeated="6" table:default-cell-style-name="ce8"/>
        <table:table-column table:style-name="co5" table:default-cell-style-name="ce4"/>
        <table:table-row table:style-name="ro1">
          <table:table-cell/>
          <table:table-cell table:style-name="ce4" office:value-type="string" calcext:value-type="string">
            <text:p>янв</text:p>
          </table:table-cell>
          <table:table-cell table:style-name="ce4" office:value-type="string" calcext:value-type="string">
            <text:p>февр </text:p>
          </table:table-cell>
          <table:table-cell table:style-name="ce4" office:value-type="string" calcext:value-type="string">
            <text:p>март</text:p>
          </table:table-cell>
          <table:table-cell table:style-name="ce4" office:value-type="string" calcext:value-type="string">
            <text:p>апр</text:p>
          </table:table-cell>
          <table:table-cell table:style-name="ce4" office:value-type="string" calcext:value-type="string">
            <text:p>май </text:p>
          </table:table-cell>
          <table:table-cell table:style-name="ce4" office:value-type="string" calcext:value-type="string">
            <text:p>июнь</text:p>
          </table:table-cell>
          <table:table-cell table:style-name="ce9" office:value-type="string" calcext:value-type="string">
            <text:p>всего</text:p>
          </table:table-cell>
        </table:table-row>
        <table:table-row table:style-name="ro1">
          <table:table-cell office:value-type="string" calcext:value-type="string">
            <text:p>Изделие 1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666" calcext:value-type="float">
            <text:p>666</text:p>
          </table:table-cell>
          <table:table-cell office:value-type="float" office:value="520" calcext:value-type="float">
            <text:p>520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table:formula="of:=SUM([.B2:.G2])" office:value-type="float" office:value="3226" calcext:value-type="float">
            <text:p>3226</text:p>
          </table:table-cell>
        </table:table-row>
        <table:table-row table:style-name="ro1">
          <table:table-cell office:value-type="string" calcext:value-type="string">
            <text:p>Изделие 2</text:p>
          </table:table-cell>
          <table:table-cell office:value-type="float" office:value="310" calcext:value-type="float">
            <text:p>310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50" calcext:value-type="float">
            <text:p>250</text:p>
          </table:table-cell>
          <table:table-cell office:value-type="float" office:value="199" calcext:value-type="float">
            <text:p>199</text:p>
          </table:table-cell>
          <table:table-cell office:value-type="float" office:value="300" calcext:value-type="float">
            <text:p>300</text:p>
          </table:table-cell>
          <table:table-cell table:formula="of:=SUM([.B3:.G3])"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Изделие 3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 table:formula="of:=SUM([.B4:.G4])" office:value-type="float" office:value="1084" calcext:value-type="float">
            <text:p>1084</text:p>
          </table:table-cell>
        </table:table-row>
      </table:table>
      <table:table table:name="Задание №3" table:style-name="ta1">
        <table:table-column table:style-name="co5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5" table:number-columns-repeated="3" table:default-cell-style-name="ce10"/>
        <table:table-row table:style-name="ro1">
          <table:table-cell table:style-name="ce23"/>
          <table:table-cell table:style-name="ce23" office:value-type="string" calcext:value-type="string">
            <text:p>янв</text:p>
          </table:table-cell>
          <table:table-cell table:style-name="ce23" office:value-type="string" calcext:value-type="string">
            <text:p>февр </text:p>
          </table:table-cell>
          <table:table-cell table:style-name="ce23" office:value-type="string" calcext:value-type="string">
            <text:p>март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Цена</text:p>
          </table:table-cell>
          <table:table-cell table:style-name="ce23" office:value-type="string" calcext:value-type="string">
            <text:p>Сумма</text:p>
          </table:table-cell>
          <table:table-cell table:style-name="ce23" office:value-type="string" calcext:value-type="string">
            <text:p>Прибыль</text:p>
          </table:table-cell>
        </table:table-row>
        <table:table-row table:style-name="ro1">
          <table:table-cell office:value-type="string" calcext:value-type="string">
            <text:p>Изделие 1</text:p>
          </table:table-cell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 table:formula="of:=SUM([.B2:.D2])" office:value-type="float" office:value="1396" calcext:value-type="float">
            <text:p>1396</text:p>
          </table:table-cell>
          <table:table-cell office:value-type="float" office:value="178" calcext:value-type="float">
            <text:p>178</text:p>
          </table:table-cell>
          <table:table-cell table:formula="of:=[.E2]*[.F2]" office:value-type="float" office:value="248488" calcext:value-type="float">
            <text:p>248488</text:p>
          </table:table-cell>
          <table:table-cell table:formula="of:=[.G2]-([.G2]*[.E5])" office:value-type="float" office:value="198790.4" calcext:value-type="float">
            <text:p>198790,4</text:p>
          </table:table-cell>
        </table:table-row>
        <table:table-row table:style-name="ro1">
          <table:table-cell office:value-type="string" calcext:value-type="string">
            <text:p>Изделие 2</text:p>
          </table:table-cell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 table:formula="of:=SUM([.B3:.D3])" office:value-type="float" office:value="847" calcext:value-type="float">
            <text:p>847</text:p>
          </table:table-cell>
          <table:table-cell office:value-type="float" office:value="248" calcext:value-type="float">
            <text:p>248</text:p>
          </table:table-cell>
          <table:table-cell table:formula="of:=[.E3]*[.F3]" office:value-type="float" office:value="210056" calcext:value-type="float">
            <text:p>210056</text:p>
          </table:table-cell>
          <table:table-cell table:formula="of:=[.G3]-([.G3]*[.E5])" office:value-type="float" office:value="168044.8" calcext:value-type="float">
            <text:p>168044,8</text:p>
          </table:table-cell>
        </table:table-row>
        <table:table-row table:style-name="ro7">
          <table:table-cell office:value-type="string" calcext:value-type="string">
            <text:p>Изделие 3</text:p>
          </table:table-cell>
          <table:table-cell office:value-type="float" office:value="132" calcext:value-type="float">
            <text:p>132</text:p>
          </table:table-cell>
          <table:table-cell table:style-name="ce11" office:value-type="float" office:value="1445" calcext:value-type="float">
            <text:p>1445</text:p>
          </table:table-cell>
          <table:table-cell office:value-type="float" office:value="347" calcext:value-type="float">
            <text:p>347</text:p>
          </table:table-cell>
          <table:table-cell table:formula="of:=SUM([.B4:.D4])" office:value-type="float" office:value="1924" calcext:value-type="float">
            <text:p>1924</text:p>
          </table:table-cell>
          <table:table-cell office:value-type="float" office:value="130" calcext:value-type="float">
            <text:p>130</text:p>
          </table:table-cell>
          <table:table-cell table:formula="of:=[.E4]*[.F4]" office:value-type="float" office:value="250120" calcext:value-type="float">
            <text:p>250120</text:p>
          </table:table-cell>
          <table:table-cell table:style-name="ce13" table:formula="of:=[.G4]-[.G4]*[.E5]" office:value-type="float" office:value="200096" calcext:value-type="float">
            <text:p>200096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Налоги </text:p>
          </table:table-cell>
          <table:table-cell table:style-name="ce12" office:value-type="float" office:value="0.2" calcext:value-type="float">
            <text:p>0,2</text:p>
          </table:table-cell>
          <table:table-cell/>
          <table:table-cell office:value-type="string" calcext:value-type="string">
            <text:p>Итого:</text:p>
          </table:table-cell>
          <table:table-cell table:formula="of:=SUM([.H2:.H4])" office:value-type="float" office:value="566931.2" calcext:value-type="float">
            <text:p>566931,2</text:p>
          </table:table-cell>
        </table:table-row>
        <calcext:conditional-formats>
          <calcext:conditional-format calcext:target-range-address="'Задание №3'.H4:'Задание №3'.H4">
            <calcext:condition calcext:apply-style-name="Untitled1" calcext:value="&gt;=200000" calcext:base-cell-address="'Задание №3'.H4"/>
          </calcext:conditional-format>
        </calcext:conditional-formats>
      </table:table>
      <table:table table:name="Задание №4_1" table:style-name="ta1">
        <table:table-column table:style-name="co5" table:number-columns-repeated="8" table:default-cell-style-name="ce23"/>
        <table:table-row table:style-name="ro1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 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Прибыль</text:p>
          </table:table-cell>
        </table:table-row>
        <table:table-row table:style-name="ro1">
          <table:table-cell office:value-type="string" calcext:value-type="string">
            <text:p>Изделие 1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666" calcext:value-type="float">
            <text:p>666</text:p>
          </table:table-cell>
          <table:table-cell table:formula="of:=SUM([.B2:.D2])" office:value-type="float" office:value="1446" calcext:value-type="float">
            <text:p>1446</text:p>
          </table:table-cell>
          <table:table-cell office:value-type="float" office:value="178" calcext:value-type="float">
            <text:p>178</text:p>
          </table:table-cell>
          <table:table-cell table:formula="of:=[.E2]*[.F2]" office:value-type="float" office:value="257388" calcext:value-type="float">
            <text:p>257388</text:p>
          </table:table-cell>
          <table:table-cell table:formula="of:=[.G2]-([.G2]*[.E5])" office:value-type="float" office:value="205910.4" calcext:value-type="float">
            <text:p>205910,4</text:p>
          </table:table-cell>
        </table:table-row>
        <table:table-row table:style-name="ro1">
          <table:table-cell office:value-type="string" calcext:value-type="string">
            <text:p>Изделие 2</text:p>
          </table:table-cell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 table:formula="of:=SUM([.B3:.D3])" office:value-type="float" office:value="847" calcext:value-type="float">
            <text:p>847</text:p>
          </table:table-cell>
          <table:table-cell office:value-type="float" office:value="248" calcext:value-type="float">
            <text:p>248</text:p>
          </table:table-cell>
          <table:table-cell table:formula="of:=[.E3]*[.F3]" office:value-type="float" office:value="210056" calcext:value-type="float">
            <text:p>210056</text:p>
          </table:table-cell>
          <table:table-cell table:formula="of:=[.G3]-([.G3]*[.E5])" office:value-type="float" office:value="168044.8" calcext:value-type="float">
            <text:p>168044,8</text:p>
          </table:table-cell>
        </table:table-row>
        <table:table-row table:style-name="ro1">
          <table:table-cell office:value-type="string" calcext:value-type="string">
            <text:p>Изделие 3</text:p>
          </table:table-cell>
          <table:table-cell office:value-type="float" office:value="132" calcext:value-type="float">
            <text:p>132</text:p>
          </table:table-cell>
          <table:table-cell table:style-name="ce14" office:value-type="float" office:value="1445" calcext:value-type="float">
            <text:p>1445</text:p>
          </table:table-cell>
          <table:table-cell office:value-type="float" office:value="347" calcext:value-type="float">
            <text:p>347</text:p>
          </table:table-cell>
          <table:table-cell table:formula="of:=SUM([.B4:.D4])" office:value-type="float" office:value="1924" calcext:value-type="float">
            <text:p>1924</text:p>
          </table:table-cell>
          <table:table-cell office:value-type="float" office:value="130" calcext:value-type="float">
            <text:p>130</text:p>
          </table:table-cell>
          <table:table-cell table:formula="of:=[.E4]*[.F4]" office:value-type="float" office:value="250120" calcext:value-type="float">
            <text:p>250120</text:p>
          </table:table-cell>
          <table:table-cell table:formula="of:=[.G4]-[.G4]*[.E5]" office:value-type="float" office:value="200096" calcext:value-type="float">
            <text:p>200096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Налоги </text:p>
          </table:table-cell>
          <table:table-cell table:style-name="ce12" office:value-type="float" office:value="0.2" calcext:value-type="float">
            <text:p>0,2</text:p>
          </table:table-cell>
          <table:table-cell/>
          <table:table-cell table:style-name="ce15" office:value-type="string" calcext:value-type="string">
            <text:p>Итого:</text:p>
          </table:table-cell>
          <table:table-cell table:style-name="ce15" table:formula="of:=SUM([.H2:.H4])" office:value-type="float" office:value="574051.2" calcext:value-type="float">
            <text:p>574051,2</text:p>
          </table:table-cell>
        </table:table-row>
      </table:table>
      <table:table table:name="Задание №4_2" table:style-name="ta1">
        <table:table-column table:style-name="co5" table:number-columns-repeated="8" table:default-cell-style-name="ce23"/>
        <table:table-row table:style-name="ro1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 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Прибыль</text:p>
          </table:table-cell>
        </table:table-row>
        <table:table-row table:style-name="ro1">
          <table:table-cell office:value-type="string" calcext:value-type="string">
            <text:p>Изделие 1</text:p>
          </table:table-cell>
          <table:table-cell office:value-type="float" office:value="33" calcext:value-type="float">
            <text:p>33</text:p>
          </table:table-cell>
          <table:table-cell office:value-type="float" office:value="4330" calcext:value-type="float">
            <text:p>4330</text:p>
          </table:table-cell>
          <table:table-cell office:value-type="float" office:value="66" calcext:value-type="float">
            <text:p>66</text:p>
          </table:table-cell>
          <table:table-cell table:formula="of:=SUM([.B2:.D2])" office:value-type="float" office:value="4429" calcext:value-type="float">
            <text:p>4429</text:p>
          </table:table-cell>
          <table:table-cell office:value-type="float" office:value="178" calcext:value-type="float">
            <text:p>178</text:p>
          </table:table-cell>
          <table:table-cell table:formula="of:=[.E2]*[.F2]" office:value-type="float" office:value="788362" calcext:value-type="float">
            <text:p>788362</text:p>
          </table:table-cell>
          <table:table-cell table:formula="of:=[.G2]-([.G2]*[.E5])" office:value-type="float" office:value="630689.6" calcext:value-type="float">
            <text:p>630689,6</text:p>
          </table:table-cell>
        </table:table-row>
        <table:table-row table:style-name="ro1">
          <table:table-cell office:value-type="string" calcext:value-type="string">
            <text:p>Изделие 2</text:p>
          </table:table-cell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SUM([.B3:.D3])" office:value-type="float" office:value="347" calcext:value-type="float">
            <text:p>347</text:p>
          </table:table-cell>
          <table:table-cell office:value-type="float" office:value="248" calcext:value-type="float">
            <text:p>248</text:p>
          </table:table-cell>
          <table:table-cell table:formula="of:=[.E3]*[.F3]" office:value-type="float" office:value="86056" calcext:value-type="float">
            <text:p>86056</text:p>
          </table:table-cell>
          <table:table-cell table:formula="of:=[.G3]-([.G3]*[.E5])" office:value-type="float" office:value="68844.8" calcext:value-type="float">
            <text:p>68844,8</text:p>
          </table:table-cell>
        </table:table-row>
        <table:table-row table:style-name="ro1">
          <table:table-cell office:value-type="string" calcext:value-type="string">
            <text:p>Изделие 3</text:p>
          </table:table-cell>
          <table:table-cell office:value-type="float" office:value="132" calcext:value-type="float">
            <text:p>132</text:p>
          </table:table-cell>
          <table:table-cell table:style-name="ce14"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table:formula="of:=SUM([.B4:.D4])" office:value-type="float" office:value="323" calcext:value-type="float">
            <text:p>323</text:p>
          </table:table-cell>
          <table:table-cell office:value-type="float" office:value="130" calcext:value-type="float">
            <text:p>130</text:p>
          </table:table-cell>
          <table:table-cell table:formula="of:=[.E4]*[.F4]" office:value-type="float" office:value="41990" calcext:value-type="float">
            <text:p>41990</text:p>
          </table:table-cell>
          <table:table-cell table:formula="of:=[.G4]-[.G4]*[.E5]" office:value-type="float" office:value="33592" calcext:value-type="float">
            <text:p>33592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Налоги </text:p>
          </table:table-cell>
          <table:table-cell table:style-name="ce12" office:value-type="float" office:value="0.2" calcext:value-type="float">
            <text:p>0,2</text:p>
          </table:table-cell>
          <table:table-cell/>
          <table:table-cell table:style-name="ce15" office:value-type="string" calcext:value-type="string">
            <text:p>Итого:</text:p>
          </table:table-cell>
          <table:table-cell table:style-name="ce15" table:formula="of:=SUM([.H2:.H4])" office:value-type="float" office:value="733126.4" calcext:value-type="float">
            <text:p>733126,4</text:p>
          </table:table-cell>
        </table:table-row>
      </table:table>
      <table:table table:name="Задание №4_3" table:style-name="ta1">
        <table:table-column table:style-name="co5" table:number-columns-repeated="8" table:default-cell-style-name="ce23"/>
        <table:table-row table:style-name="ro1">
          <table:table-cell/>
          <table:table-cell office:value-type="string" calcext:value-type="string">
            <text:p>янв</text:p>
          </table:table-cell>
          <table:table-cell office:value-type="string" calcext:value-type="string">
            <text:p>февр 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Прибыль</text:p>
          </table:table-cell>
        </table:table-row>
        <table:table-row table:style-name="ro1">
          <table:table-cell office:value-type="string" calcext:value-type="string">
            <text:p>Изделие 1</text:p>
          </table:table-cell>
          <table:table-cell table:formula="of:=SUM([$'Задание №4_2'.B2];['Задание №4_1'.B2])" office:value-type="float" office:value="383" calcext:value-type="float">
            <text:p>383</text:p>
          </table:table-cell>
          <table:table-cell table:formula="of:=SUM([$'Задание №4_2'.C2];['Задание №4_1'.C2])" office:value-type="float" office:value="4760" calcext:value-type="float">
            <text:p>4760</text:p>
          </table:table-cell>
          <table:table-cell table:formula="of:=SUM([$'Задание №4_2'.D2];['Задание №4_1'.D2])" office:value-type="float" office:value="732" calcext:value-type="float">
            <text:p>732</text:p>
          </table:table-cell>
          <table:table-cell table:formula="of:=SUM([.B2:.D2])" office:value-type="float" office:value="5875" calcext:value-type="float">
            <text:p>5875</text:p>
          </table:table-cell>
          <table:table-cell office:value-type="float" office:value="178" calcext:value-type="float">
            <text:p>178</text:p>
          </table:table-cell>
          <table:table-cell table:formula="of:=[.E2]*[.F2]" office:value-type="float" office:value="1045750" calcext:value-type="float">
            <text:p>1045750</text:p>
          </table:table-cell>
          <table:table-cell table:formula="of:=[.G2]-([.G2]*[.E5])" office:value-type="float" office:value="836600" calcext:value-type="float">
            <text:p>836600</text:p>
          </table:table-cell>
        </table:table-row>
        <table:table-row table:style-name="ro1">
          <table:table-cell office:value-type="string" calcext:value-type="string">
            <text:p>Изделие 2</text:p>
          </table:table-cell>
          <table:table-cell table:formula="of:=SUM([$'Задание №4_2'.B3];['Задание №4_1'.B3])" office:value-type="float" office:value="740" calcext:value-type="float">
            <text:p>740</text:p>
          </table:table-cell>
          <table:table-cell table:formula="of:=SUM([$'Задание №4_2'.C3];['Задание №4_1'.C3])" office:value-type="float" office:value="230" calcext:value-type="float">
            <text:p>230</text:p>
          </table:table-cell>
          <table:table-cell table:formula="of:=SUM([$'Задание №4_2'.D3];['Задание №4_1'.D3])" office:value-type="float" office:value="224" calcext:value-type="float">
            <text:p>224</text:p>
          </table:table-cell>
          <table:table-cell table:formula="of:=SUM([.B3:.D3])" office:value-type="float" office:value="1194" calcext:value-type="float">
            <text:p>1194</text:p>
          </table:table-cell>
          <table:table-cell office:value-type="float" office:value="248" calcext:value-type="float">
            <text:p>248</text:p>
          </table:table-cell>
          <table:table-cell table:formula="of:=[.E3]*[.F3]" office:value-type="float" office:value="296112" calcext:value-type="float">
            <text:p>296112</text:p>
          </table:table-cell>
          <table:table-cell table:formula="of:=[.G3]-([.G3]*[.E5])" office:value-type="float" office:value="236889.6" calcext:value-type="float">
            <text:p>236889,6</text:p>
          </table:table-cell>
        </table:table-row>
        <table:table-row table:style-name="ro1">
          <table:table-cell office:value-type="string" calcext:value-type="string">
            <text:p>Изделие 3</text:p>
          </table:table-cell>
          <table:table-cell table:formula="of:=SUM([$'Задание №4_2'.B4];['Задание №4_1'.B4])" office:value-type="float" office:value="264" calcext:value-type="float">
            <text:p>264</text:p>
          </table:table-cell>
          <table:table-cell table:formula="of:=SUM([$'Задание №4_2'.C4];['Задание №4_1'.C4])" office:value-type="float" office:value="1589" calcext:value-type="float">
            <text:p>1589</text:p>
          </table:table-cell>
          <table:table-cell table:formula="of:=SUM([$'Задание №4_2'.D4];['Задание №4_1'.D4])" office:value-type="float" office:value="394" calcext:value-type="float">
            <text:p>394</text:p>
          </table:table-cell>
          <table:table-cell table:formula="of:=SUM([.B4:.D4])" office:value-type="float" office:value="2247" calcext:value-type="float">
            <text:p>2247</text:p>
          </table:table-cell>
          <table:table-cell office:value-type="float" office:value="130" calcext:value-type="float">
            <text:p>130</text:p>
          </table:table-cell>
          <table:table-cell table:formula="of:=[.E4]*[.F4]" office:value-type="float" office:value="292110" calcext:value-type="float">
            <text:p>292110</text:p>
          </table:table-cell>
          <table:table-cell table:formula="of:=[.G4]-[.G4]*[.E5]" office:value-type="float" office:value="233688" calcext:value-type="float">
            <text:p>233688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Налоги </text:p>
          </table:table-cell>
          <table:table-cell table:style-name="ce12" office:value-type="float" office:value="0.2" calcext:value-type="float">
            <text:p>0,2</text:p>
          </table:table-cell>
          <table:table-cell/>
          <table:table-cell table:style-name="ce15" office:value-type="string" calcext:value-type="string">
            <text:p>Итого:</text:p>
          </table:table-cell>
          <table:table-cell table:style-name="ce15" table:formula="of:=SUM([.H2:.H4])" office:value-type="float" office:value="1307177.6" calcext:value-type="float">
            <text:p>1307177,6</text:p>
          </table:table-cell>
        </table:table-row>
      </table:table>
      <table:table table:name="Задание №5" table:style-name="ta1"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'Задание №3'.A1:'Задание №3'.H5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 Bayan" svg:font-family="'Al Bayan'" style:font-pitch="variable"/>
    <style:font-face style:name="Arial Black" svg:font-family="'Arial Black'" style:font-pitch="variable"/>
    <style:font-face style:name="Arial Hebrew" svg:font-family="'Arial Hebrew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Goo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8:09:27.429630847</meta:creation-date>
    <meta:generator>LibreOffice/7.4.0.3$MacOSX_X86_64 LibreOffice_project/f85e47c08ddd19c015c0114a68350214f7066f5a</meta:generator>
    <dc:date>2022-11-01T00:07:44.697208344</dc:date>
    <meta:editing-duration>PT2H43M56S</meta:editing-duration>
    <meta:editing-cycles>2</meta:editing-cycles>
    <meta:document-statistic meta:table-count="7" meta:cell-count="19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7cm" svg:height="7.339cm" xlink:href=".." xlink:type="simple" chart:class="chart:line" chart:style-name="ch1">
        <chart:legend chart:legend-position="end" svg:x="10.373cm" svg:y="2.867cm" style:legend-expansion="high" chart:style-name="ch2"/>
        <chart:plot-area chart:style-name="ch3" table:cell-range-address="'Задание №2'.B1:'Задание №2'.G4 'Задание №2'.A2:'Задание №2'.A4" chart:data-source-has-labels="both" svg:x="0.269cm" svg:y="0.146cm" svg:width="9.835cm" svg:height="7.047cm">
          <chart:coordinate-region svg:x="1.12cm" svg:y="0.347cm" svg:width="8.552cm" svg:height="6.196cm"/>
          <chart:axis chart:dimension="x" chart:name="primary-x" chart:style-name="ch4" chartooo:axis-type="auto">
            <chartooo:date-scale/>
            <chart:categories table:cell-range-address="'Задание №2'.B1:'Задание №2'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Задание №2'.B2:'Задание №2'.G2" chart:label-cell-address="'Задание №2'.A2:'Задание №2'.A2" chart:class="chart:line">
            <chart:data-point chart:repeated="6"/>
          </chart:series>
          <chart:series chart:style-name="ch7" chart:values-cell-range-address="'Задание №2'.B3:'Задание №2'.G3" chart:label-cell-address="'Задание №2'.A3:'Задание №2'.A3" chart:class="chart:line">
            <chart:data-point chart:repeated="6"/>
          </chart:series>
          <chart:series chart:style-name="ch8" chart:values-cell-range-address="'Задание №2'.B4:'Задание №2'.G4" chart:label-cell-address="'Задание №2'.A4:'Задание №2'.A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янв</text:p>
                <draw:g>
                  <svg:desc>'Задание №2'.B1:'Задание №2'.G1</svg:desc>
                </draw:g>
              </table:table-cell>
              <table:table-cell office:value-type="string">
                <text:p>февр </text:p>
              </table:table-cell>
              <table:table-cell office:value-type="string">
                <text:p>март</text:p>
              </table:table-cell>
              <table:table-cell office:value-type="string">
                <text:p>апр</text:p>
              </table:table-cell>
              <table:table-cell office:value-type="string">
                <text:p>май </text:p>
              </table:table-cell>
              <table:table-cell office:value-type="string">
                <text:p>июнь</text:p>
              </table:table-cell>
            </table:table-row>
          </table:table-header-rows>
          <table:table-rows>
            <table:table-row>
              <table:table-cell office:value-type="string">
                <text:p>Изделие 1</text:p>
                <draw:g>
                  <svg:desc>'Задание №2'.A2:'Задание №2'.A2</svg:desc>
                </draw:g>
              </table:table-cell>
              <table:table-cell office:value-type="float" office:value="700">
                <text:p>700</text:p>
                <draw:g>
                  <svg:desc>'Задание №2'.B2:'Задание №2'.G2</svg:desc>
                </draw:g>
              </table:table-cell>
              <table:table-cell office:value-type="float" office:value="650">
                <text:p>650</text:p>
              </table:table-cell>
              <table:table-cell office:value-type="float" office:value="666">
                <text:p>666</text:p>
              </table:table-cell>
              <table:table-cell office:value-type="float" office:value="520">
                <text:p>520</text:p>
              </table:table-cell>
              <table:table-cell office:value-type="float" office:value="290">
                <text:p>2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Изделие 2</text:p>
                <draw:g>
                  <svg:desc>'Задание №2'.A3:'Задание №2'.A3</svg:desc>
                </draw:g>
              </table:table-cell>
              <table:table-cell office:value-type="float" office:value="310">
                <text:p>310</text:p>
                <draw:g>
                  <svg:desc>'Задание №2'.B3:'Задание №2'.G3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222">
                <text:p>222</text:p>
              </table:table-cell>
              <table:table-cell office:value-type="float" office:value="250">
                <text:p>250</text:p>
              </table:table-cell>
              <table:table-cell office:value-type="float" office:value="199">
                <text:p>1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Изделие 3</text:p>
                <draw:g>
                  <svg:desc>'Задание №2'.A4:'Задание №2'.A4</svg:desc>
                </draw:g>
              </table:table-cell>
              <table:table-cell office:value-type="float" office:value="122">
                <text:p>122</text:p>
                <draw:g>
                  <svg:desc>'Задание №2'.B4:'Задание №2'.G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56">
                <text:p>156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96cm" svg:y="3.698cm" style:legend-expansion="high" chart:style-name="ch2"/>
        <chart:plot-area chart:style-name="ch3" table:cell-range-address="'Задание №2'.A1:'Задание №2'.H4" chart:data-source-has-labels="both" svg:x="0.32cm" svg:y="0.18cm" svg:width="12.256cm" svg:height="8.64cm">
          <chart:coordinate-region svg:x="1.371cm" svg:y="0.382cm" svg:width="10.743cm" svg:height="7.788cm"/>
          <chart:axis chart:dimension="x" chart:name="primary-x" chart:style-name="ch4" chartooo:axis-type="auto">
            <chartooo:date-scale/>
            <chart:categories table:cell-range-address="'Задание №2'.B1:'Задание №2'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Задание №2'.B2:'Задание №2'.H2" chart:label-cell-address="'Задание №2'.A2:'Задание №2'.A2" chart:class="chart:line">
            <chart:data-point chart:repeated="7"/>
          </chart:series>
          <chart:series chart:style-name="ch7" chart:values-cell-range-address="'Задание №2'.B3:'Задание №2'.H3" chart:label-cell-address="'Задание №2'.A3:'Задание №2'.A3" chart:class="chart:line">
            <chart:data-point chart:repeated="7"/>
          </chart:series>
          <chart:series chart:style-name="ch8" chart:values-cell-range-address="'Задание №2'.B4:'Задание №2'.H4" chart:label-cell-address="'Задание №2'.A4:'Задание №2'.A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янв</text:p>
                <draw:g>
                  <svg:desc>'Задание №2'.B1:'Задание №2'.H1</svg:desc>
                </draw:g>
              </table:table-cell>
              <table:table-cell office:value-type="string">
                <text:p>февр </text:p>
              </table:table-cell>
              <table:table-cell office:value-type="string">
                <text:p>март</text:p>
              </table:table-cell>
              <table:table-cell office:value-type="string">
                <text:p>апр</text:p>
              </table:table-cell>
              <table:table-cell office:value-type="string">
                <text:p>май </text:p>
              </table:table-cell>
              <table:table-cell office:value-type="string">
                <text:p>июнь</text:p>
              </table:table-cell>
              <table:table-cell office:value-type="string">
                <text:p>всего</text:p>
              </table:table-cell>
            </table:table-row>
          </table:table-header-rows>
          <table:table-rows>
            <table:table-row>
              <table:table-cell office:value-type="string">
                <text:p>Изделие 1</text:p>
                <draw:g>
                  <svg:desc>'Задание №2'.A2:'Задание №2'.A2</svg:desc>
                </draw:g>
              </table:table-cell>
              <table:table-cell office:value-type="float" office:value="700">
                <text:p>700</text:p>
                <draw:g>
                  <svg:desc>'Задание №2'.B2:'Задание №2'.H2</svg:desc>
                </draw:g>
              </table:table-cell>
              <table:table-cell office:value-type="float" office:value="650">
                <text:p>650</text:p>
              </table:table-cell>
              <table:table-cell office:value-type="float" office:value="666">
                <text:p>666</text:p>
              </table:table-cell>
              <table:table-cell office:value-type="float" office:value="520">
                <text:p>520</text:p>
              </table:table-cell>
              <table:table-cell office:value-type="float" office:value="290">
                <text:p>290</text:p>
              </table:table-cell>
              <table:table-cell office:value-type="float" office:value="400">
                <text:p>40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Изделие 2</text:p>
                <draw:g>
                  <svg:desc>'Задание №2'.A3:'Задание №2'.A3</svg:desc>
                </draw:g>
              </table:table-cell>
              <table:table-cell office:value-type="float" office:value="310">
                <text:p>310</text:p>
                <draw:g>
                  <svg:desc>'Задание №2'.B3:'Задание №2'.H3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222">
                <text:p>222</text:p>
              </table:table-cell>
              <table:table-cell office:value-type="float" office:value="250">
                <text:p>250</text:p>
              </table:table-cell>
              <table:table-cell office:value-type="float" office:value="199">
                <text:p>199</text:p>
              </table:table-cell>
              <table:table-cell office:value-type="float" office:value="300">
                <text:p>30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Изделие 3</text:p>
                <draw:g>
                  <svg:desc>'Задание №2'.A4:'Задание №2'.A4</svg:desc>
                </draw:g>
              </table:table-cell>
              <table:table-cell office:value-type="float" office:value="122">
                <text:p>122</text:p>
                <draw:g>
                  <svg:desc>'Задание №2'.B4:'Задание №2'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56">
                <text:p>156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  <table:table-cell office:value-type="float" office:value="177">
                <text:p>177</text:p>
              </table:table-cell>
              <table:table-cell office:value-type="float" office:value="1084">
                <text:p>1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96cm" svg:y="3.698cm" style:legend-expansion="high" chart:style-name="ch2"/>
        <chart:plot-area chart:style-name="ch3" table:cell-range-address="'Задание №2'.A2:'Задание №2'.G4" chart:data-source-has-labels="column" svg:x="0.32cm" svg:y="0.18cm" svg:width="12.256cm" svg:height="8.64cm">
          <chart:coordinate-region svg:x="1.171cm" svg:y="0.381cm" svg:width="11.30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Задание №2'.B2:'Задание №2'.G2" chart:label-cell-address="'Задание №2'.A2:'Задание №2'.A2" chart:class="chart:line">
            <chart:data-point chart:repeated="6"/>
          </chart:series>
          <chart:series chart:style-name="ch7" chart:values-cell-range-address="'Задание №2'.B3:'Задание №2'.G3" chart:label-cell-address="'Задание №2'.A3:'Задание №2'.A3" chart:class="chart:line">
            <chart:data-point chart:repeated="6"/>
          </chart:series>
          <chart:series chart:style-name="ch8" chart:values-cell-range-address="'Задание №2'.B4:'Задание №2'.G4" chart:label-cell-address="'Задание №2'.A4:'Задание №2'.A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Изделие 1</text:p>
                <draw:g>
                  <svg:desc>'Задание №2'.A2:'Задание №2'.A2</svg:desc>
                </draw:g>
              </table:table-cell>
              <table:table-cell office:value-type="float" office:value="700">
                <text:p>700</text:p>
                <draw:g>
                  <svg:desc>'Задание №2'.B2:'Задание №2'.G2</svg:desc>
                </draw:g>
              </table:table-cell>
              <table:table-cell office:value-type="float" office:value="650">
                <text:p>650</text:p>
              </table:table-cell>
              <table:table-cell office:value-type="float" office:value="666">
                <text:p>666</text:p>
              </table:table-cell>
              <table:table-cell office:value-type="float" office:value="520">
                <text:p>520</text:p>
              </table:table-cell>
              <table:table-cell office:value-type="float" office:value="290">
                <text:p>2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Изделие 2</text:p>
                <draw:g>
                  <svg:desc>'Задание №2'.A3:'Задание №2'.A3</svg:desc>
                </draw:g>
              </table:table-cell>
              <table:table-cell office:value-type="float" office:value="310">
                <text:p>310</text:p>
                <draw:g>
                  <svg:desc>'Задание №2'.B3:'Задание №2'.G3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222">
                <text:p>222</text:p>
              </table:table-cell>
              <table:table-cell office:value-type="float" office:value="250">
                <text:p>250</text:p>
              </table:table-cell>
              <table:table-cell office:value-type="float" office:value="199">
                <text:p>1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Изделие 3</text:p>
                <draw:g>
                  <svg:desc>'Задание №2'.A4:'Задание №2'.A4</svg:desc>
                </draw:g>
              </table:table-cell>
              <table:table-cell office:value-type="float" office:value="122">
                <text:p>122</text:p>
                <draw:g>
                  <svg:desc>'Задание №2'.B4:'Задание №2'.G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56">
                <text:p>156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